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BCA000026046C14357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Normal"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5"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Heading_20_1">
      <style:paragraph-properties fo:text-align="justify" style:justify-single-word="false"/>
      <style:text-properties fo:font-size="18pt" fo:language="fr" fo:country="FR" fo:font-weight="bold" style:font-size-asian="18pt" style:font-weight-asian="bold" style:font-size-complex="18pt" style:font-weight-complex="bold"/>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Text_20_body">
      <style:text-properties fo:font-size="11pt" style:font-size-asian="11pt" style:font-size-complex="11pt"/>
    </style:style>
    <style:style style:name="P10" style:family="paragraph" style:parent-style-name="Text_20_body">
      <style:paragraph-properties fo:text-align="justify" style:justify-single-word="false"/>
      <style:text-properties fo:font-size="11pt" fo:font-weight="normal" style:font-size-asian="11pt" style:font-weight-asian="normal" style:font-size-complex="11pt" style:font-weight-complex="normal"/>
    </style:style>
    <style:style style:name="P11" style:family="paragraph" style:parent-style-name="Text_20_body" style:list-style-name="L8">
      <style:paragraph-properties fo:text-align="justify" style:justify-single-word="false"/>
      <style:text-properties fo:font-size="11pt" fo:font-weight="normal" style:font-size-asian="11pt" style:font-weight-asian="normal" style:font-size-complex="11pt" style:font-weight-complex="normal"/>
    </style:style>
    <style:style style:name="P12"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Text_20_body">
      <style:paragraph-properties fo:text-align="justify" style:justify-single-word="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14" style:family="paragraph" style:parent-style-name="Text_20_body">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15" style:family="paragraph" style:parent-style-name="Text_20_body" style:list-style-name="L9">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16" style:family="paragraph">
      <style:paragraph-properties fo:text-align="center"/>
    </style:style>
    <style:style style:name="P17" style:family="paragraph">
      <style:text-properties fo:font-size="8pt" style:font-size-asian="8pt" style:font-size-complex="8pt"/>
    </style:style>
    <style:style style:name="P18" style:family="paragraph">
      <style:text-properties fo:font-weight="bold" style:font-weight-asian="bold" style:font-weight-complex="bold"/>
    </style:style>
    <style:style style:name="P19" style:family="paragraph">
      <style:text-properties fo:font-size="8pt" fo:font-weight="bold" style:font-size-asian="8pt" style:font-weight-asian="bold" style:font-size-complex="8pt" style:font-weight-complex="bold"/>
    </style:style>
    <style:style style:name="P20" style:family="paragraph">
      <style:text-properties fo:font-weight="normal" style:font-weight-asian="normal" style:font-weight-complex="normal"/>
    </style:style>
    <style:style style:name="P21" style:family="paragraph">
      <style:text-properties fo:font-size="8pt" fo:font-weight="normal" style:font-size-asian="8pt" style:font-weight-asian="normal" style:font-size-complex="8pt" style:font-weight-complex="normal"/>
    </style:style>
    <style:style style:name="T1" style:family="text">
      <style:text-properties fo:font-size="10pt" style:font-size-asian="10pt" style:font-size-complex="10pt"/>
    </style:style>
    <style:style style:name="T2" style:family="text">
      <style:text-properties fo:font-style="normal" style:font-style-asian="normal" style:font-style-complex="normal"/>
    </style:style>
    <style:style style:name="T3" style:family="text">
      <style:text-properties fo:language="fr" fo:country="FR"/>
    </style:style>
    <style:style style:name="T4" style:family="text">
      <style:text-properties fo:language="fr" fo:country="FR" fo:font-style="normal" fo:font-weight="bold" style:font-style-asian="normal" style:font-weight-asian="bold" style:font-style-complex="normal" style:font-weight-complex="bold"/>
    </style:style>
    <style:style style:name="T5" style:family="text">
      <style:text-properties fo:language="fr" fo:country="FR" fo:font-style="normal" style:font-style-asian="normal" style:font-style-complex="normal"/>
    </style:style>
    <style:style style:name="T6" style:family="text">
      <style:text-properties fo:language="fr" fo:country="FR" fo:font-style="normal" fo:font-weight="normal" style:font-style-asian="normal" style:font-weight-asian="normal" style:font-style-complex="normal" style:font-weight-complex="normal"/>
    </style:style>
    <style:style style:name="T7" style:family="text">
      <style:text-properties fo:language="fr" fo:country="FR" fo:font-style="italic" style:font-style-asian="italic" style:font-style-complex="italic"/>
    </style:style>
    <style:style style:name="T8" style:family="text">
      <style:text-properties fo:language="fr" fo:country="FR" fo:font-weight="normal" style:font-weight-asian="normal" style:font-weight-complex="normal"/>
    </style:style>
    <style:style style:name="T9" style:family="text">
      <style:text-properties fo:font-size="8pt" style:font-size-asian="8pt" style:font-size-complex="8pt"/>
    </style:style>
    <style:style style:name="T10" style:family="text">
      <style:text-properties fo:font-size="8pt" fo:font-weight="bold" style:font-size-asian="8pt" style:font-weight-asian="bold" style:font-size-complex="8pt" style:font-weight-complex="bold"/>
    </style:style>
    <style:style style:name="T11" style:family="text">
      <style:text-properties fo:font-size="8pt" fo:font-weight="normal" style:font-size-asian="8pt" style:font-weight-asian="normal" style:font-size-complex="8pt" style:font-weight-complex="normal"/>
    </style:style>
    <style:style style:name="T12" style:family="text">
      <style:text-properties fo:color="#000000" fo:font-size="8pt" style:font-size-asian="8pt"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style>
    <style:style style:name="gr3" style:family="graphic">
      <style:graphic-properties draw:fill="solid" draw:fill-color="#dddddd" draw:textarea-horizontal-align="center" draw:textarea-vertical-align="middle" style:run-through="foreground"/>
    </style:style>
    <style:style style:name="gr4" style:family="graphic">
      <style:graphic-properties draw:stroke="none" svg:stroke-color="#000000" draw:fill="none" draw:fill-color="#ffffff" fo:min-height="2.454cm" style:run-through="foreground"/>
    </style:style>
    <style:style style:name="gr5" style:family="graphic">
      <style:graphic-properties draw:stroke="none" svg:stroke-color="#000000" draw:fill="none" draw:fill-color="#ffffff" fo:min-height="1.468cm" style:run-through="foreground"/>
    </style:style>
    <style:style style:name="gr6" style:family="graphic">
      <style:graphic-properties draw:stroke="none" svg:stroke-color="#000000" draw:fill="none" draw:fill-color="#ffffff" fo:min-height="0.476cm" style:run-through="foreground"/>
    </style:style>
    <style:style style:name="gr7" style:family="graphic">
      <style:graphic-properties draw:fill="solid" draw:fill-color="#ffff00" draw:textarea-horizontal-align="center" draw:textarea-vertical-align="middle" style:run-through="foreground"/>
    </style:style>
    <style:style style:name="gr8" style:family="graphic">
      <style:graphic-properties draw:fill="none" draw:fill-color="#dddddd" draw:textarea-horizontal-align="center" draw:textarea-vertical-align="middle" style:run-through="foreground"/>
    </style:style>
    <style:style style:name="gr9" style:family="graphic">
      <style:graphic-properties draw:stroke="none" svg:stroke-color="#000000" draw:fill="none" draw:fill-color="#ffffff" fo:min-height="0.432cm" style:run-through="foreground"/>
    </style:style>
    <style:style style:name="gr10" style:family="graphic">
      <style:graphic-properties draw:stroke="none" svg:stroke-color="#000000" draw:fill="none" draw:fill-color="#ffffff" fo:min-height="0.547cm" style:run-through="foreground"/>
    </style:style>
    <style:style style:name="gr11" style:family="graphic">
      <style:graphic-properties draw:stroke="none" svg:stroke-color="#000000" draw:fill="none" draw:fill-color="#ffffff" fo:min-height="2.133cm" style:run-through="foreground"/>
    </style:style>
    <style:style style:name="gr12" style:family="graphic">
      <style:graphic-properties draw:fill="solid" draw:fill-color="#99ff33" draw:textarea-horizontal-align="center" draw:textarea-vertical-align="middle" style:run-through="foreground"/>
    </style:style>
    <style:style style:name="gr13" style:family="graphic">
      <style:graphic-properties draw:stroke="none" svg:stroke-color="#000000" draw:fill="solid" draw:fill-color="#99ff33" fo:min-height="0.476cm" style:run-through="foreground"/>
    </style:style>
    <style:style style:name="gr14" style:family="graphic">
      <style:graphic-properties draw:stroke="none" svg:stroke-color="#000000" draw:fill="solid" draw:fill-color="#99ff33" fo:min-height="0.319cm" style:run-through="foreground"/>
    </style:style>
    <style:style style:name="gr15" style:family="graphic">
      <style:graphic-properties draw:stroke="none" svg:stroke-color="#000000" draw:fill="solid" draw:fill-color="#99ff33" fo:min-height="0.397cm" style:run-through="foreground"/>
    </style:style>
    <style:style style:name="gr16" style:family="graphic">
      <style:graphic-properties draw:fill="none" draw:textarea-horizontal-align="center" draw:textarea-vertical-align="middle" style:run-through="foreground"/>
    </style:style>
    <style:style style:name="gr17" style:family="graphic">
      <style:graphic-properties draw:stroke="none" svg:stroke-color="#000000" draw:fill="none" draw:fill-color="#ffffff" fo:min-height="0.549cm" style:run-through="foreground"/>
    </style:style>
    <style:style style:name="gr18" style:family="graphic">
      <style:graphic-properties draw:stroke="none" svg:stroke-color="#000000" draw:fill="none" draw:fill-color="#ffffff" fo:min-height="1.549cm" style:run-through="foreground"/>
    </style:style>
    <style:style style:name="gr19" style:family="graphic">
      <style:graphic-properties draw:stroke="none" svg:stroke-color="#000000" draw:fill="solid" draw:fill-color="#99ff33" fo:min-height="0.446cm" style:run-through="foreground"/>
    </style:style>
    <style:style style:name="gr20" style:family="graphic">
      <style:graphic-properties draw:stroke="none" svg:stroke-color="#000000" draw:fill="none" draw:fill-color="#ffffff" fo:min-height="0.148cm" style:run-through="foreground"/>
    </style:style>
    <style:style style:name="gr21" style:family="graphic">
      <style:graphic-properties draw:stroke="none" svg:stroke-color="#000000" draw:fill="solid" draw:fill-color="#99ff33" fo:min-height="0.654cm" style:run-through="foreground"/>
    </style:style>
    <style:style style:name="gr22" style:family="graphic">
      <style:graphic-properties draw:stroke="none" svg:stroke-color="#000000" draw:fill="solid" draw:fill-color="#99ff33" fo:min-height="0.183cm" style:run-through="foreground"/>
    </style:style>
    <style:style style:name="gr23" style:family="graphic">
      <style:graphic-properties draw:textarea-horizontal-align="center" draw:textarea-vertical-align="middle" style:run-through="foreground" style:vertical-pos="from-top" style:vertical-rel="paragraph" style:horizontal-pos="from-left" style:horizontal-rel="paragraph"/>
    </style:style>
    <style:style style:name="gr24" style:family="graphic">
      <style:graphic-properties draw:fill="solid" draw:fill-color="#dddddd" draw:textarea-horizontal-align="center" draw:textarea-vertical-align="middle" style:run-through="foreground" style:vertical-pos="from-top" style:vertical-rel="paragraph" style:horizontal-pos="from-left" style:horizontal-rel="paragraph"/>
    </style:style>
    <style:style style:name="gr25" style:family="graphic">
      <style:graphic-properties draw:stroke="none" svg:stroke-color="#000000" draw:fill="none" draw:fill-color="#ffffff" fo:min-height="2.454cm" style:run-through="foreground" style:vertical-pos="from-top" style:vertical-rel="paragraph" style:horizontal-pos="from-left" style:horizontal-rel="paragraph"/>
    </style:style>
    <style:style style:name="gr26" style:family="graphic">
      <style:graphic-properties draw:stroke="none" svg:stroke-color="#000000" draw:fill="none" draw:fill-color="#ffffff" fo:min-height="1.633cm" style:run-through="foreground" style:vertical-pos="from-top" style:vertical-rel="paragraph" style:horizontal-pos="from-left" style:horizontal-rel="paragraph"/>
    </style:style>
    <style:style style:name="gr27" style:family="graphic">
      <style:graphic-properties draw:stroke="none" svg:stroke-color="#000000" draw:fill="none" draw:fill-color="#ffffff" fo:min-height="0.476cm" style:run-through="foreground" style:vertical-pos="from-top" style:vertical-rel="paragraph" style:horizontal-pos="from-left" style:horizontal-rel="paragraph"/>
    </style:style>
    <style:style style:name="gr28" style:family="graphic">
      <style:graphic-properties draw:fill="solid" draw:fill-color="#ffff00" draw:textarea-horizontal-align="center" draw:textarea-vertical-align="middle" style:run-through="foreground" style:vertical-pos="from-top" style:vertical-rel="paragraph" style:horizontal-pos="from-left" style:horizontal-rel="paragraph"/>
    </style:style>
    <style:style style:name="gr29" style:family="graphic">
      <style:graphic-properties draw:fill="none" draw:fill-color="#dddddd" draw:textarea-horizontal-align="center" draw:textarea-vertical-align="middle" style:run-through="foreground" style:vertical-pos="from-top" style:vertical-rel="paragraph" style:horizontal-pos="from-left" style:horizontal-rel="paragraph"/>
    </style:style>
    <style:style style:name="gr30" style:family="graphic">
      <style:graphic-properties draw:stroke="none" svg:stroke-color="#000000" draw:fill="none" draw:fill-color="#ffffff" fo:min-height="0.432cm" style:run-through="foreground" style:vertical-pos="from-top" style:vertical-rel="paragraph" style:horizontal-pos="from-left" style:horizontal-rel="paragraph"/>
    </style:style>
    <style:style style:name="gr31" style:family="graphic">
      <style:graphic-properties draw:stroke="none" svg:stroke-color="#000000" draw:fill="none" draw:fill-color="#ffffff" fo:min-height="0.547cm" style:run-through="foreground" style:vertical-pos="from-top" style:vertical-rel="paragraph" style:horizontal-pos="from-left" style:horizontal-rel="paragraph"/>
    </style:style>
    <style:style style:name="gr32" style:family="graphic">
      <style:graphic-properties draw:stroke="none" svg:stroke-color="#000000" draw:fill="none" draw:fill-color="#ffffff" fo:min-height="2.133cm" style:run-through="foreground" style:vertical-pos="from-top" style:vertical-rel="paragraph" style:horizontal-pos="from-left" style:horizontal-rel="paragraph"/>
    </style:style>
    <style:style style:name="gr33" style:family="graphic">
      <style:graphic-properties draw:fill="solid" draw:fill-color="#99ff33" draw:textarea-horizontal-align="center" draw:textarea-vertical-align="middle" style:run-through="foreground" style:vertical-pos="from-top" style:vertical-rel="paragraph" style:horizontal-pos="from-left" style:horizontal-rel="paragraph"/>
    </style:style>
    <style:style style:name="gr34" style:family="graphic">
      <style:graphic-properties draw:stroke="none" svg:stroke-color="#000000" draw:fill="solid" draw:fill-color="#99ff33" fo:min-height="0.476cm" style:run-through="foreground" style:vertical-pos="from-top" style:vertical-rel="paragraph" style:horizontal-pos="from-left" style:horizontal-rel="paragraph"/>
    </style:style>
    <style:style style:name="gr35" style:family="graphic">
      <style:graphic-properties draw:stroke="none" svg:stroke-color="#000000" draw:fill="solid" draw:fill-color="#99ff33" fo:min-height="0.319cm" style:run-through="foreground" style:vertical-pos="from-top" style:vertical-rel="paragraph" style:horizontal-pos="from-left" style:horizontal-rel="paragraph"/>
    </style:style>
    <style:style style:name="gr36" style:family="graphic">
      <style:graphic-properties draw:stroke="none" svg:stroke-color="#000000" draw:fill="solid" draw:fill-color="#99ff33" fo:min-height="0.654cm" style:run-through="foreground" style:vertical-pos="from-top" style:vertical-rel="paragraph" style:horizontal-pos="from-left" style:horizontal-rel="paragraph"/>
    </style:style>
    <style:style style:name="gr37" style:family="graphic">
      <style:graphic-properties draw:fill="none" draw:textarea-horizontal-align="center" draw:textarea-vertical-align="middle" style:run-through="foreground" style:vertical-pos="from-top" style:vertical-rel="paragraph" style:horizontal-pos="from-left" style:horizontal-rel="paragraph"/>
    </style:style>
    <style:style style:name="gr38" style:family="graphic">
      <style:graphic-properties draw:stroke="none" svg:stroke-color="#000000" draw:fill="none" draw:fill-color="#ffffff" fo:min-height="0.549cm" style:run-through="foreground" style:vertical-pos="from-top" style:vertical-rel="paragraph" style:horizontal-pos="from-left" style:horizontal-rel="paragraph"/>
    </style:style>
    <style:style style:name="gr39" style:family="graphic">
      <style:graphic-properties draw:stroke="none" svg:stroke-color="#000000" draw:fill="none" draw:fill-color="#ffffff" fo:min-height="1.549cm" style:run-through="foreground" style:vertical-pos="from-top" style:vertical-rel="paragraph" style:horizontal-pos="from-left" style:horizontal-rel="paragraph"/>
    </style:style>
    <style:style style:name="gr40" style:family="graphic">
      <style:graphic-properties draw:stroke="none" svg:stroke-color="#000000" draw:fill="solid" draw:fill-color="#99ff33" fo:min-height="0.446cm" style:run-through="foreground" style:vertical-pos="from-top" style:vertical-rel="paragraph" style:horizontal-pos="from-left" style:horizontal-rel="paragraph"/>
    </style:style>
    <style:style style:name="gr41" style:family="graphic">
      <style:graphic-properties draw:stroke="none" svg:stroke-color="#000000" draw:fill="none" draw:fill-color="#ffffff" fo:min-height="0.148cm" style:run-through="foreground" style:vertical-pos="from-top" style:vertical-rel="paragraph" style:horizontal-pos="from-left" style:horizontal-rel="paragraph"/>
    </style:style>
    <style:style style:name="gr42" style:family="graphic">
      <style:graphic-properties draw:stroke="none" svg:stroke-color="#000000" draw:fill="solid" draw:fill-color="#99ff33" fo:min-height="0.183cm" style:run-through="foreground" style:vertical-pos="from-top" style:vertical-rel="paragraph" style:horizontal-pos="from-left" style:horizontal-rel="paragraph"/>
    </style:style>
    <style:style style:name="gr43" style:family="graphic">
      <style:graphic-properties draw:stroke="none" svg:stroke-color="#000000" draw:fill="solid" draw:fill-color="#99ff33" fo:min-height="0.397cm" style:run-through="foreground"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escription de l'IHM via Touch Screen </text:p>
      <text:p text:style-name="P1">sur Raspberry Pi</text:p>
      <text:p text:style-name="P2"><text:s/>System Manager </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8">1.Architecture des menus<text:tab/>2</text:p>
          <text:p text:style-name="P8">2.Mode Run<text:tab/>3</text:p>
          <text:p text:style-name="P6">2.1.Ecran Mode Run-Off<text:tab/>3</text:p>
          <text:p text:style-name="P6">2.2.Ecran Mode Run – Auto<text:tab/>4</text:p>
          <text:p text:style-name="P6">2.3.Ecran mode Run – Eco Jour Rouge<text:tab/>5</text:p>
          <text:p text:style-name="P6">2.4.Ecran Mode Run – Vacances<text:tab/>6</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7" text:outline-level="1"><text:soft-page-break/><text:span text:style-name="T2">Architecture des menus</text:span></text:h>
      <text:p text:style-name="P10"><text:span text:style-name="T5"/></text:p>
      <text:p text:style-name="P10"><text:span text:style-name="T5">On part du Use Case exprimé :</text:span></text:p>
      <text:p text:style-name="P10"><draw:frame draw:style-name="fr1" draw:name="images1" text:anchor-type="paragraph" svg:width="15.305cm" svg:height="9.731cm" draw:z-index="0"><draw:image xlink:href="Pictures/2000000700003BCA000026046C14357D.svm" xlink:type="simple" xlink:show="embed" xlink:actuate="onLoad"/></draw:frame><text:span text:style-name="T5"/></text:p>
      <text:p text:style-name="P10"><text:span text:style-name="T5">L'utilisateur, par défaut, utilise le système en mode </text:span><text:span text:style-name="T7">Run</text:span><text:span text:style-name="T5">. Dans ce cas, l'IHM ne fait que fournir des information. L'utilisateur va naviguer dans divers affichages.</text:span></text:p>
      <text:p text:style-name="P10"><text:span text:style-name="T5">En mode </text:span><text:span text:style-name="T7">Paramétrage</text:span><text:span text:style-name="T5">, l'utilisateur va pouvoir configurer le système. </text:span></text:p>
      <text:p text:style-name="P10"><text:span text:style-name="T5">Enfin en mode </text:span><text:span text:style-name="T7">Diagnostic</text:span><text:span text:style-name="T5">, l'utilisateur va pouvoir interroger le système sur les défauts éventuels (par exemple erreur de transaction avec une climatisation …)</text:span></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h text:style-name="Heading_20_1" text:outline-level="1"><text:soft-page-break/><text:span text:style-name="T5">Mode Run</text:span></text:h>
      <text:p text:style-name="Text_20_body"><text:span text:style-name="T5"/></text:p>
      <text:h text:style-name="Heading_20_2" text:outline-level="2"><text:span text:style-name="T5">Ecran Mode Run-Off</text:span></text:h>
      <text:p text:style-name="P12"><text:span text:style-name="T5">Nom de l'écran :</text:span><text:span text:style-name="T6"> </text:span><text:span text:style-name="T8">ScrRunOff</text:span></text:p>
      <text:p text:style-name="P9"><text:span text:style-name="T5">Ce mode est utilisé l'été. On n'utilise pas les clim et si on veut climatiser, on le fait à la main avec les télécommande d'origine.</text:span></text:p>
      <text:p text:style-name="P9"><text:span text:style-name="T5">C'est le mode par défaut au démarrage du système.</text:span></text:p>
      <text:p text:style-name="P9"><text:span text:style-name="T4">NB </text:span><text:span text:style-name="T5">: au démarrage, le système reprend les derniers réglages de l'utilisateur. Il est possible, dans le menu </text:span><text:span text:style-name="T7">Paramètre</text:span><text:span text:style-name="T5">, de faire un « reset d'usine ».</text:span></text:p>
      <text:p text:style-name="P9"><text:span text:style-name="T5"/></text:p>
      <text:p text:style-name="P9"><draw:rect text:anchor-type="paragraph" draw:z-index="36" draw:style-name="gr23" draw:text-style-name="P16" svg:width="13.779cm" svg:height="10.238cm" svg:x="1.355cm" svg:y="0.549cm"><text:p/></draw:rect><draw:rect text:anchor-type="paragraph" draw:z-index="39" draw:style-name="gr24" draw:text-style-name="P16" svg:width="2.454cm" svg:height="0.477cm" draw:transform="rotate (3.1415926535892) translate (5.64268055555556cm 2.62643055555556cm)"><text:p/></draw:rect><draw:frame text:anchor-type="paragraph" draw:z-index="40" draw:style-name="gr27" draw:text-style-name="P17" svg:width="6.218cm" svg:height="0.477cm" svg:x="3.321cm" svg:y="2.245cm"><draw:text-box><text:p><text:span text:style-name="T9">Mode : </text:span></text:p></draw:text-box></draw:frame><draw:rect text:anchor-type="paragraph" draw:z-index="41" draw:style-name="gr28" draw:text-style-name="P16" svg:width="-1.133cm" svg:height="-0.703cm" svg:x="2.487cm" svg:y="1.251cm"><text:p/></draw:rect><draw:frame text:anchor-type="paragraph" draw:z-index="42" draw:style-name="gr27" draw:text-style-name="P17" svg:width="0.72cm" svg:height="0.477cm" svg:x="1.6cm" svg:y="0.658cm"><draw:text-box><text:p><text:span text:style-name="T9">Run</text:span></text:p></draw:text-box></draw:frame><draw:rect text:anchor-type="paragraph" draw:z-index="43" draw:style-name="gr29" draw:text-style-name="P16" svg:width="-1.133cm" svg:height="-0.703cm" svg:x="3.62cm" svg:y="1.251cm"><text:p/></draw:rect><draw:rect text:anchor-type="paragraph" draw:z-index="44" draw:style-name="gr29" draw:text-style-name="P16" svg:width="-1.553cm" svg:height="-0.703cm" svg:x="5.172cm" svg:y="1.251cm"><text:p/></draw:rect><draw:frame text:anchor-type="paragraph" draw:z-index="45" draw:style-name="gr30" draw:text-style-name="P17" svg:width="1.022cm" svg:height="0.433cm" svg:x="2.678cm" svg:y="0.639cm"><draw:text-box><text:p><text:span text:style-name="T9">Param</text:span></text:p></draw:text-box></draw:frame><draw:frame text:anchor-type="paragraph" draw:z-index="46" draw:style-name="gr31" draw:text-style-name="P17" svg:width="1.361cm" svg:height="0.548cm" svg:x="3.812cm" svg:y="0.656cm"><draw:text-box><text:p><text:span text:style-name="T9">Diagnostic</text:span></text:p></draw:text-box></draw:frame><draw:rect text:anchor-type="paragraph" draw:z-index="49" draw:style-name="gr33" draw:text-style-name="P16" svg:width="-1.133cm" svg:height="-0.703cm" svg:x="10.576cm" svg:y="1.251cm"><text:p/></draw:rect><draw:frame text:anchor-type="paragraph" draw:z-index="50" draw:style-name="gr34" draw:text-style-name="P19" svg:width="0.72cm" svg:height="0.477cm" svg:x="9.689cm" svg:y="0.658cm"><draw:text-box><text:p text:style-name="P18"><text:span text:style-name="T10">Off</text:span></text:p></draw:text-box></draw:frame><draw:rect text:anchor-type="paragraph" draw:z-index="51" draw:style-name="gr33" draw:text-style-name="P16" svg:width="-1.133cm" svg:height="-0.703cm" svg:x="11.709cm" svg:y="1.251cm"><text:p/></draw:rect><draw:rect text:anchor-type="paragraph" draw:z-index="52" draw:style-name="gr33" draw:text-style-name="P16" svg:width="-1.364cm" svg:height="-0.703cm" svg:x="13.072cm" svg:y="1.251cm"><text:p/></draw:rect><draw:frame text:anchor-type="paragraph" draw:z-index="53" draw:style-name="gr35" draw:text-style-name="P21" svg:width="0.833cm" svg:height="0.329cm" svg:x="10.767cm" svg:y="0.639cm"><draw:text-box><text:p text:style-name="P20"><text:span text:style-name="T11">Auto</text:span></text:p></draw:text-box></draw:frame><draw:frame text:anchor-type="paragraph" draw:z-index="54" draw:style-name="gr43" draw:text-style-name="P17" svg:width="1.022cm" svg:height="0.655cm" svg:x="11.901cm" svg:y="0.596cm"><draw:text-box><text:p><text:span text:style-name="T9">Eco Jour rouge</text:span></text:p></draw:text-box></draw:frame><draw:ellipse text:anchor-type="paragraph" draw:z-index="55" draw:style-name="gr37" draw:text-style-name="P16" svg:width="4.403cm" svg:height="1.512cm" svg:x="0.938cm" svg:y="0.093cm"><text:p/></draw:ellipse><draw:frame text:anchor-type="paragraph" draw:z-index="56" draw:style-name="gr38" draw:text-style-name="P17" svg:width="3.1cm" svg:height="0.549cm" svg:x="2.999cm" svg:y="-0.305cm"><draw:text-box><text:p><text:span text:style-name="T9">exclusif</text:span></text:p></draw:text-box></draw:frame><draw:frame text:anchor-type="paragraph" draw:z-index="57" draw:style-name="gr38" draw:text-style-name="P17" svg:width="3.1cm" svg:height="0.655cm" svg:x="12.391cm" svg:y="-0.549cm"><draw:text-box><text:p><text:span text:style-name="T9">Bouton qui fait changer de mode</text:span></text:p></draw:text-box></draw:frame><draw:rect text:anchor-type="paragraph" draw:z-index="58" draw:style-name="gr33" draw:text-style-name="P16" svg:width="-1.493cm" svg:height="-0.703cm" svg:x="14.564cm" svg:y="1.251cm"><text:p/></draw:rect><draw:frame text:anchor-type="paragraph" draw:z-index="59" draw:style-name="gr40" draw:text-style-name="P17" svg:width="1.154cm" svg:height="0.447cm" svg:x="13.317cm" svg:y="0.681cm"><draw:text-box><text:p><text:span text:style-name="T9">Vacances</text:span></text:p></draw:text-box></draw:frame><draw:ellipse text:anchor-type="paragraph" draw:z-index="60" draw:style-name="gr37" draw:text-style-name="P16" svg:width="6.635cm" svg:height="1.557cm" svg:x="8.498cm" svg:y="-0.044cm"><text:p/></draw:ellipse><draw:rect text:anchor-type="paragraph" draw:z-index="61" draw:style-name="gr33" draw:text-style-name="P16" svg:width="-1.133cm" svg:height="-0.477cm" svg:x="5.643cm" svg:y="2.626cm"><text:p/></draw:rect><draw:frame text:anchor-type="paragraph" draw:z-index="62" draw:style-name="gr35" draw:text-style-name="P19" svg:width="0.833cm" svg:height="0.329cm" svg:x="4.662cm" svg:y="2.245cm"><draw:text-box><text:p text:style-name="P18"><text:span text:style-name="T10">Off</text:span></text:p></draw:text-box></draw:frame><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draw:rect text:anchor-type="paragraph" draw:z-index="37" draw:style-name="gr24" draw:text-style-name="P16" svg:width="6.691cm" svg:height="2.7cm" svg:x="1.808cm" svg:y="-0.106cm"><text:p/></draw:rect><draw:frame text:anchor-type="paragraph" draw:z-index="38" draw:style-name="gr25" draw:text-style-name="P17" svg:width="6.218cm" svg:height="2.454cm" svg:x="2.016cm" svg:y="0.385cm"><draw:text-box><text:p><text:span text:style-name="T9">Puissance Totale :</text:span></text:p><text:p><text:span text:style-name="T9">Puissance Onduleur :</text:span></text:p><text:p><text:span text:style-name="T9">P Voiture + Plaque + LaveLinge + Cumulus :</text:span></text:p><text:p><text:span text:style-name="T9">P1 :</text:span></text:p><text:p><text:span text:style-name="T9">P2 :</text:span></text:p><text:p><text:span text:style-name="T9">P3 :</text:span></text:p></draw:text-box></draw:frame><draw:rect text:anchor-type="paragraph" draw:z-index="47" draw:style-name="gr24" draw:text-style-name="P16" svg:width="3.555cm" svg:height="2.793cm" svg:x="9.405cm" svg:y="-0.189cm"><text:p/></draw:rect><draw:frame text:anchor-type="paragraph" draw:z-index="48" draw:style-name="gr32" draw:text-style-name="P17" svg:width="3.024cm" svg:height="2.133cm" svg:x="9.67cm" svg:y="0.056cm"><draw:text-box><text:p><text:span text:style-name="T9">Date :</text:span></text:p><text:p><text:span text:style-name="T9">Heure :</text:span></text:p><text:p><text:span text:style-name="T9">Couleur Tempo EDF :</text:span></text:p><text:p><text:span text:style-name="T9">Température extérieur :</text:span></text:p><text:p><text:span text:style-name="T9">Prévision météo du jour :</text:span></text:p></draw:text-box></draw:frame><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13"><text:span text:style-name="T5">Description :</text:span></text:p>
      <text:p text:style-name="P10"><text:span text:style-name="T5">Ici on affiche que les informations de puissance et les informations date et température.</text:span></text:p>
      <text:p text:style-name="P9"><text:span text:style-name="T5"/></text:p>
      <text:p text:style-name="P9"><text:span text:style-name="T5"/></text:p>
      <text:p text:style-name="P9"><text:span text:style-name="T5"/></text:p>
      <text:p text:style-name="P9"><text:span text:style-name="T5"/></text:p>
      <text:h text:style-name="Heading_20_2" text:outline-level="2"><text:soft-page-break/><text:span text:style-name="T5">Ecran Mode Run – Auto</text:span></text:h>
      <text:p text:style-name="Text_20_body"><text:span text:style-name="T5"/></text:p>
      <text:p text:style-name="P12"><text:span text:style-name="T3">Nom de l'écran :</text:span><text:span text:style-name="T8"> ScrRunAuto</text:span></text:p>
      <text:p text:style-name="P9"><text:span text:style-name="T5"/></text:p>
      <text:p text:style-name="P10"><text:span text:style-name="T5"/></text:p>
      <text:p text:style-name="P10"><draw:g text:anchor-type="paragraph" draw:z-index="1" draw:style-name="gr1"><draw:rect draw:style-name="gr2" draw:text-style-name="P16" svg:width="13.779cm" svg:height="10.238cm" svg:x="1.354cm" svg:y="0.548cm"><text:p/></draw:rect><draw:rect draw:style-name="gr3" draw:text-style-name="P16" svg:width="6.691cm" svg:height="2.7cm" svg:x="1.92cm" svg:y="5.409cm"><text:p/></draw:rect><draw:frame draw:style-name="gr4" draw:text-style-name="P17" svg:width="6.218cm" svg:height="2.454cm" svg:x="2.129cm" svg:y="5.9cm"><draw:text-box><text:p><text:span text:style-name="T9">Puissance Totale :</text:span></text:p><text:p><text:span text:style-name="T9">Puissance Onduleur :</text:span></text:p><text:p><text:span text:style-name="T9">P Voiture + Plaque + LaveLinge + Cumulus :</text:span></text:p><text:p><text:span text:style-name="T9">P1 :</text:span></text:p><text:p><text:span text:style-name="T9">P2 :</text:span></text:p><text:p><text:span text:style-name="T9">P3 :</text:span></text:p></draw:text-box></draw:frame><draw:rect draw:style-name="gr3" draw:text-style-name="P16" svg:width="3.8cm" svg:height="1.96cm" svg:x="1.92cm" svg:y="8.353cm"><text:p/></draw:rect><draw:frame draw:style-name="gr5" draw:text-style-name="P17" svg:width="3.045cm" svg:height="1.634cm" svg:x="2.487cm" svg:y="8.523cm"><draw:text-box><text:p><text:span text:style-name="T10">Climatiseur Salon </text:span></text:p><text:p><text:span text:style-name="T9">Heure du dernier relevé : </text:span></text:p><text:p><text:span text:style-name="T9">Température mesuré :</text:span></text:p><text:p><text:span text:style-name="T9">Consigne Température : </text:span></text:p><text:p><text:span text:style-name="T9"/></text:p></draw:text-box></draw:frame><draw:rect draw:style-name="gr3" draw:text-style-name="P16" svg:width="2.454cm" svg:height="0.477cm" draw:transform="rotate (3.1415926535892) translate (5.64268055555556cm 2.62643055555556cm)"><text:p/></draw:rect><draw:frame draw:style-name="gr6" draw:text-style-name="P17" svg:width="6.218cm" svg:height="0.477cm" svg:x="3.321cm" svg:y="2.245cm"><draw:text-box><text:p><text:span text:style-name="T9">Mode : </text:span></text:p></draw:text-box></draw:frame><draw:rect draw:style-name="gr7" draw:text-style-name="P16" svg:width="-1.133cm" svg:height="-0.703cm" svg:x="2.486cm" svg:y="1.25cm"><text:p/></draw:rect><draw:frame draw:style-name="gr6" draw:text-style-name="P17" svg:width="0.72cm" svg:height="0.477cm" svg:x="1.599cm" svg:y="0.658cm"><draw:text-box><text:p><text:span text:style-name="T9">Run</text:span></text:p></draw:text-box></draw:frame><draw:rect draw:style-name="gr8" draw:text-style-name="P16" svg:width="-1.133cm" svg:height="-0.703cm" svg:x="3.62cm" svg:y="1.25cm"><text:p/></draw:rect><draw:rect draw:style-name="gr8" draw:text-style-name="P16" svg:width="-1.553cm" svg:height="-0.703cm" svg:x="5.171cm" svg:y="1.25cm"><text:p/></draw:rect><draw:frame draw:style-name="gr9" draw:text-style-name="P17" svg:width="1.022cm" svg:height="0.433cm" svg:x="2.677cm" svg:y="0.638cm"><draw:text-box><text:p><text:span text:style-name="T9">Param</text:span></text:p></draw:text-box></draw:frame><draw:frame draw:style-name="gr10" draw:text-style-name="P17" svg:width="1.361cm" svg:height="0.548cm" svg:x="3.811cm" svg:y="0.656cm"><draw:text-box><text:p><text:span text:style-name="T9">Diagnostic</text:span></text:p></draw:text-box></draw:frame><draw:rect draw:style-name="gr3" draw:text-style-name="P16" svg:width="3.555cm" svg:height="2.793cm" svg:x="11.012cm" svg:y="3.305cm"><text:p/></draw:rect><draw:frame draw:style-name="gr11" draw:text-style-name="P17" svg:width="3.024cm" svg:height="2.133cm" svg:x="11.276cm" svg:y="3.55cm"><draw:text-box><text:p><text:span text:style-name="T9">Date :</text:span></text:p><text:p><text:span text:style-name="T9">Heure :</text:span></text:p><text:p><text:span text:style-name="T9">Couleur Tempo EDF :</text:span></text:p><text:p><text:span text:style-name="T9">Température extérieur :</text:span></text:p><text:p><text:span text:style-name="T9">Prévision météo du jour :</text:span></text:p></draw:text-box></draw:frame><draw:rect draw:style-name="gr12" draw:text-style-name="P16" svg:width="-1.133cm" svg:height="-0.703cm" svg:x="10.575cm" svg:y="1.25cm"><text:p/></draw:rect><draw:frame draw:style-name="gr13" draw:text-style-name="P17" svg:width="0.72cm" svg:height="0.477cm" svg:x="9.689cm" svg:y="0.658cm"><draw:text-box><text:p><text:span text:style-name="T9">Off</text:span></text:p></draw:text-box></draw:frame><draw:rect draw:style-name="gr12" draw:text-style-name="P16" svg:width="-1.133cm" svg:height="-0.703cm" svg:x="11.709cm" svg:y="1.25cm"><text:p/></draw:rect><draw:rect draw:style-name="gr12" draw:text-style-name="P16" svg:width="-1.364cm" svg:height="-0.703cm" svg:x="13.071cm" svg:y="1.25cm"><text:p/></draw:rect><draw:frame draw:style-name="gr14" draw:text-style-name="P19" svg:width="0.833cm" svg:height="0.329cm" svg:x="10.766cm" svg:y="0.638cm"><draw:text-box><text:p text:style-name="P18"><text:span text:style-name="T10">Auto</text:span></text:p></draw:text-box></draw:frame><draw:frame draw:style-name="gr15" draw:text-style-name="P17" svg:width="1.022cm" svg:height="0.655cm" svg:x="11.901cm" svg:y="0.596cm"><draw:text-box><text:p><text:span text:style-name="T9">Eco Jour rouge</text:span></text:p></draw:text-box></draw:frame><draw:ellipse draw:style-name="gr16" draw:text-style-name="P16" svg:width="4.403cm" svg:height="1.512cm" svg:x="0.938cm" svg:y="0.093cm"><text:p/></draw:ellipse><draw:frame draw:style-name="gr17" draw:text-style-name="P17" svg:width="3.1cm" svg:height="0.549cm" svg:x="2.998cm" svg:y="-0.306cm"><draw:text-box><text:p><text:span text:style-name="T9">exclusif</text:span></text:p></draw:text-box></draw:frame><draw:frame draw:style-name="gr17" draw:text-style-name="P17" svg:width="3.1cm" svg:height="0.655cm" svg:x="12.391cm" svg:y="-0.549cm"><draw:text-box><text:p><text:span text:style-name="T9">Bouton qui fait changer de mode</text:span></text:p></draw:text-box></draw:frame><draw:rect draw:style-name="gr3" draw:text-style-name="P16" svg:width="5.143cm" svg:height="1.684cm" svg:x="2.032cm" svg:y="3.055cm"><text:p/></draw:rect><draw:frame draw:style-name="gr18" draw:text-style-name="P17" svg:width="4.592cm" svg:height="1.634cm" svg:x="2.263cm" svg:y="3.189cm"><draw:text-box><text:p><text:span text:style-name="T9">Option Mode : </text:span></text:p><text:p><text:span text:style-name="T9">Coupure Nuit : <text:s/></text:span></text:p><text:p><text:span text:style-name="T9">Priorité Voiture <text:s/>: <text:s/></text:span></text:p><text:p><text:span text:style-name="T9">Répéter même consigne : </text:span></text:p><text:p><text:span text:style-name="T9"/></text:p></draw:text-box></draw:frame><draw:rect draw:style-name="gr12" draw:text-style-name="P16" svg:width="-1.493cm" svg:height="-0.703cm" svg:x="14.564cm" svg:y="1.25cm"><text:p/></draw:rect><draw:frame draw:style-name="gr19" draw:text-style-name="P17" svg:width="1.154cm" svg:height="0.447cm" svg:x="13.317cm" svg:y="0.68cm"><draw:text-box><text:p><text:span text:style-name="T9">Vacances</text:span></text:p></draw:text-box></draw:frame><draw:ellipse draw:style-name="gr16" draw:text-style-name="P16" svg:width="6.635cm" svg:height="1.557cm" svg:x="8.498cm" svg:y="-0.045cm"><text:p/></draw:ellipse><draw:rect draw:style-name="gr3" draw:text-style-name="P16" svg:width="2.664cm" svg:height="1.133cm" draw:transform="rotate (3.1415926535892) translate (13.4126111111111cm 9.44386111111111cm)"><text:p/></draw:rect><draw:frame draw:style-name="gr20" draw:text-style-name="P17" svg:width="1.624cm" svg:height="0.329cm" svg:x="10.92cm" svg:y="8.519cm"><draw:text-box><text:p><text:span text:style-name="T9">Warning : </text:span></text:p></draw:text-box></draw:frame><draw:rect draw:style-name="gr12" draw:text-style-name="P16" svg:width="-1.133cm" svg:height="-0.477cm" svg:x="5.643cm" svg:y="2.626cm"><text:p/></draw:rect><draw:frame draw:style-name="gr14" draw:text-style-name="P19" svg:width="0.833cm" svg:height="0.329cm" svg:x="4.662cm" svg:y="2.245cm"><draw:text-box><text:p text:style-name="P18"><text:span text:style-name="T10">Auto</text:span></text:p></draw:text-box></draw:frame></draw:g><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3"><text:span text:style-name="T5">Description :</text:span></text:p>
      <text:p text:style-name="P10"><text:span text:style-name="T5">Le </text:span><text:span text:style-name="T7">Mode automatique</text:span><text:span text:style-name="T5"> gère les climatiseurs. La stratégie va dépendre des options :</text:span></text:p>
      <text:list xml:id="list3490993531069718769" text:style-name="L8">
        <text:list-item>
          <text:p text:style-name="P11"><text:span text:style-name="T7">Coupure Nuit :</text:span><text:span text:style-name="T5"> les climatisations sont coupées la nuit, et reprennent le jour (heures paramétrables),</text:span></text:p>
        </text:list-item>
        <text:list-item>
          <text:p text:style-name="P11"><text:span text:style-name="T7">Priorité Voiture</text:span><text:span text:style-name="T5"> : Sur la base de la consommation phase 1 (voiture électrique + plaques de cuisson + Lave linge + Cumulus), le chauffage est limité voire coupé en fonction de la température de la maison,</text:span></text:p>
        </text:list-item>
        <text:list-item>
          <text:p text:style-name="P11"><text:span text:style-name="T7">Répéter même consigne</text:span><text:span text:style-name="T5"> : Si la nouvelle consigne est identique à l'ancienne, la consigne est renouvelée (émission du beep de la climatisation). Sinon, le système ne met pas à jour puisque la consigne est déjà en cours)</text:span></text:p>
        </text:list-item>
      </text:list>
      <text:p text:style-name="P10"><text:span text:style-name="T5">D'une manière générale, on se donne un profil de température type. Si on dispose d'un excédent de puissance, on monte les consignes.</text:span></text:p>
      <text:p text:style-name="P10"><text:span text:style-name="T5"/></text:p>
      <text:p text:style-name="P10"><text:span text:style-name="T5"/></text:p>
      <text:h text:style-name="Heading_20_2" text:outline-level="2"><text:soft-page-break/><text:span text:style-name="T5">Ecran mode Run – Eco Jour Rouge</text:span></text:h>
      <text:p text:style-name="P12"><text:span text:style-name="T3">Nom de l'écran :</text:span><text:span text:style-name="T8"> ScrRunEcoRedDay</text:span></text:p>
      <text:p text:style-name="P10"><text:span text:style-name="T5">Ce mode peut être activé manuellement donc forcé. Via une requête HTTP vers ENEDIS ce mode est basculé automatiquement en journée rouge. Il peut être forcé en mode auto mais après un avertissement et une confirmation.</text:span></text:p>
      <text:p text:style-name="P10"><text:span text:style-name="T5"/></text:p>
      <text:p text:style-name="P10"><draw:g text:anchor-type="paragraph" draw:z-index="2" draw:style-name="gr1"><draw:rect draw:style-name="gr2" draw:text-style-name="P16" svg:width="13.779cm" svg:height="10.238cm" svg:x="1.354cm" svg:y="0.548cm"><text:p/></draw:rect><draw:rect draw:style-name="gr3" draw:text-style-name="P16" svg:width="6.691cm" svg:height="2.7cm" svg:x="1.92cm" svg:y="5.409cm"><text:p/></draw:rect><draw:frame draw:style-name="gr4" draw:text-style-name="P17" svg:width="6.218cm" svg:height="2.454cm" svg:x="2.129cm" svg:y="5.9cm"><draw:text-box><text:p><text:span text:style-name="T9">Puissance Totale :</text:span></text:p><text:p><text:span text:style-name="T9">Puissance Onduleur :</text:span></text:p><text:p><text:span text:style-name="T9">P Voiture + Plaque + LaveLinge + Cumulus :</text:span></text:p><text:p><text:span text:style-name="T9">P1 :</text:span></text:p><text:p><text:span text:style-name="T9">P2 :</text:span></text:p><text:p><text:span text:style-name="T9">P3 :</text:span></text:p></draw:text-box></draw:frame><draw:rect draw:style-name="gr3" draw:text-style-name="P16" svg:width="3.8cm" svg:height="1.96cm" svg:x="1.92cm" svg:y="8.353cm"><text:p/></draw:rect><draw:frame draw:style-name="gr5" draw:text-style-name="P17" svg:width="3.045cm" svg:height="1.634cm" svg:x="2.487cm" svg:y="8.523cm"><draw:text-box><text:p><text:span text:style-name="T10">Climatiseur Salon </text:span></text:p><text:p><text:span text:style-name="T9">Heure du dernier relevé : </text:span></text:p><text:p><text:span text:style-name="T9">Température mesuré :</text:span></text:p><text:p><text:span text:style-name="T9">Consigne Température : </text:span></text:p><text:p><text:span text:style-name="T9"/></text:p></draw:text-box></draw:frame><draw:rect draw:style-name="gr3" draw:text-style-name="P16" svg:width="2.454cm" svg:height="0.477cm" draw:transform="rotate (3.1415926535892) translate (5.64268055555556cm 2.62643055555556cm)"><text:p/></draw:rect><draw:frame draw:style-name="gr6" draw:text-style-name="P17" svg:width="6.218cm" svg:height="0.477cm" svg:x="3.321cm" svg:y="2.245cm"><draw:text-box><text:p><text:span text:style-name="T9">Mode : </text:span></text:p></draw:text-box></draw:frame><draw:rect draw:style-name="gr7" draw:text-style-name="P16" svg:width="-1.133cm" svg:height="-0.703cm" svg:x="2.486cm" svg:y="1.25cm"><text:p/></draw:rect><draw:frame draw:style-name="gr6" draw:text-style-name="P17" svg:width="0.72cm" svg:height="0.477cm" svg:x="1.599cm" svg:y="0.658cm"><draw:text-box><text:p><text:span text:style-name="T9">Run</text:span></text:p></draw:text-box></draw:frame><draw:rect draw:style-name="gr8" draw:text-style-name="P16" svg:width="-1.133cm" svg:height="-0.703cm" svg:x="3.62cm" svg:y="1.25cm"><text:p/></draw:rect><draw:rect draw:style-name="gr8" draw:text-style-name="P16" svg:width="-1.553cm" svg:height="-0.703cm" svg:x="5.171cm" svg:y="1.25cm"><text:p/></draw:rect><draw:frame draw:style-name="gr9" draw:text-style-name="P17" svg:width="1.022cm" svg:height="0.433cm" svg:x="2.677cm" svg:y="0.638cm"><draw:text-box><text:p><text:span text:style-name="T9">Param</text:span></text:p></draw:text-box></draw:frame><draw:frame draw:style-name="gr10" draw:text-style-name="P17" svg:width="1.361cm" svg:height="0.548cm" svg:x="3.811cm" svg:y="0.656cm"><draw:text-box><text:p><text:span text:style-name="T9">Diagnostic</text:span></text:p></draw:text-box></draw:frame><draw:rect draw:style-name="gr3" draw:text-style-name="P16" svg:width="3.555cm" svg:height="2.793cm" svg:x="11.012cm" svg:y="3.305cm"><text:p/></draw:rect><draw:frame draw:style-name="gr11" draw:text-style-name="P17" svg:width="3.024cm" svg:height="2.133cm" svg:x="11.276cm" svg:y="3.55cm"><draw:text-box><text:p><text:span text:style-name="T9">Date :</text:span></text:p><text:p><text:span text:style-name="T9">Heure :</text:span></text:p><text:p><text:span text:style-name="T9">Couleur Tempo EDF :</text:span></text:p><text:p><text:span text:style-name="T9">Température extérieur :</text:span></text:p><text:p><text:span text:style-name="T9">Prévision météo du jour :</text:span></text:p></draw:text-box></draw:frame><draw:rect draw:style-name="gr12" draw:text-style-name="P16" svg:width="-1.133cm" svg:height="-0.703cm" svg:x="10.575cm" svg:y="1.25cm"><text:p/></draw:rect><draw:frame draw:style-name="gr13" draw:text-style-name="P17" svg:width="0.72cm" svg:height="0.477cm" svg:x="9.689cm" svg:y="0.658cm"><draw:text-box><text:p><text:span text:style-name="T9">Off</text:span></text:p></draw:text-box></draw:frame><draw:rect draw:style-name="gr12" draw:text-style-name="P16" svg:width="-1.133cm" svg:height="-0.703cm" svg:x="11.709cm" svg:y="1.25cm"><text:p/></draw:rect><draw:rect draw:style-name="gr12" draw:text-style-name="P16" svg:width="-1.364cm" svg:height="-0.703cm" svg:x="13.071cm" svg:y="1.25cm"><text:p/></draw:rect><draw:frame draw:style-name="gr14" draw:text-style-name="P17" svg:width="0.833cm" svg:height="0.329cm" svg:x="10.766cm" svg:y="0.638cm"><draw:text-box><text:p><text:span text:style-name="T9">Auto</text:span></text:p></draw:text-box></draw:frame><draw:frame draw:style-name="gr21" draw:text-style-name="P19" svg:width="1.172cm" svg:height="0.655cm" svg:x="11.901cm" svg:y="0.596cm"><draw:text-box><text:p text:style-name="P18"><text:span text:style-name="T10">Eco Jour rouge</text:span></text:p></draw:text-box></draw:frame><draw:ellipse draw:style-name="gr16" draw:text-style-name="P16" svg:width="4.403cm" svg:height="1.512cm" svg:x="0.938cm" svg:y="0.093cm"><text:p/></draw:ellipse><draw:frame draw:style-name="gr17" draw:text-style-name="P17" svg:width="3.1cm" svg:height="0.549cm" svg:x="2.998cm" svg:y="-0.306cm"><draw:text-box><text:p><text:span text:style-name="T9">exclusif</text:span></text:p></draw:text-box></draw:frame><draw:frame draw:style-name="gr17" draw:text-style-name="P17" svg:width="3.1cm" svg:height="0.655cm" svg:x="12.391cm" svg:y="-0.549cm"><draw:text-box><text:p><text:span text:style-name="T9">Bouton qui fait changer de mode</text:span></text:p></draw:text-box></draw:frame><draw:rect draw:style-name="gr3" draw:text-style-name="P16" svg:width="5.143cm" svg:height="1.684cm" svg:x="2.032cm" svg:y="3.055cm"><text:p/></draw:rect><draw:frame draw:style-name="gr18" draw:text-style-name="P17" svg:width="4.592cm" svg:height="1.634cm" svg:x="2.263cm" svg:y="3.189cm"><draw:text-box><text:p><text:span text:style-name="T9">Option Mode : </text:span></text:p><text:p><text:span text:style-name="T9">Coupure Nuit : <text:s/></text:span></text:p><text:p><text:span text:style-name="T9">Priorité Voiture <text:s/>: <text:s/></text:span></text:p><text:p><text:span text:style-name="T9">Répéter même consigne : </text:span></text:p><text:p><text:span text:style-name="T9"/></text:p></draw:text-box></draw:frame><draw:rect draw:style-name="gr12" draw:text-style-name="P16" svg:width="-1.493cm" svg:height="-0.703cm" svg:x="14.564cm" svg:y="1.25cm"><text:p/></draw:rect><draw:frame draw:style-name="gr19" draw:text-style-name="P17" svg:width="1.154cm" svg:height="0.447cm" svg:x="13.317cm" svg:y="0.68cm"><draw:text-box><text:p><text:span text:style-name="T9">Vacances</text:span></text:p></draw:text-box></draw:frame><draw:ellipse draw:style-name="gr16" draw:text-style-name="P16" svg:width="6.635cm" svg:height="1.557cm" svg:x="8.498cm" svg:y="-0.045cm"><text:p/></draw:ellipse><draw:rect draw:style-name="gr3" draw:text-style-name="P16" svg:width="2.664cm" svg:height="1.133cm" draw:transform="rotate (3.1415926535892) translate (13.4126111111111cm 9.44386111111111cm)"><text:p/></draw:rect><draw:frame draw:style-name="gr20" draw:text-style-name="P17" svg:width="1.624cm" svg:height="0.329cm" svg:x="10.92cm" svg:y="8.519cm"><draw:text-box><text:p><text:span text:style-name="T9">Warning : </text:span></text:p></draw:text-box></draw:frame><draw:rect draw:style-name="gr12" draw:text-style-name="P16" svg:width="2.193cm" svg:height="0.488cm" draw:transform="rotate (3.1415926535892) translate (6.70277777777778cm 2.63701388888889cm)"><text:p/></draw:rect><draw:frame draw:style-name="gr22" draw:text-style-name="P19" svg:width="1.989cm" svg:height="0.329cm" svg:x="4.621cm" svg:y="2.245cm"><draw:text-box><text:p text:style-name="P18"><text:span text:style-name="T10">Eco Jour rouge</text:span></text:p></draw:text-box></draw:frame></draw:g><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3"><text:span text:style-name="T5">Description :</text:span></text:p>
      <text:p text:style-name="P14"><text:span text:style-name="T3">Le mode est identique au précédent mais la loi est beaucoup plus stricte, des paramètres de température spécifiques sont utilisés. Par ailleurs, il est probable que la périodicité des mesures soit diminuées à 15mn de sorte à bien gérer le soleil pour ne pas perdre de l'énergie (changement rapide de météo).</text:span></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h text:style-name="Heading_20_2" text:outline-level="2"><text:soft-page-break/><text:span text:style-name="T3">Ecran Mode Run – Vacances</text:span></text:h>
      <text:p text:style-name="P14"><text:span text:style-name="T3"/></text:p>
      <text:p text:style-name="P12"><draw:rect text:anchor-type="paragraph" draw:z-index="3" draw:style-name="gr23" draw:text-style-name="P16" svg:width="13.779cm" svg:height="10.238cm" svg:x="1.355cm" svg:y="2.228cm"><text:p/></draw:rect><draw:rect text:anchor-type="paragraph" draw:z-index="4" draw:style-name="gr24" draw:text-style-name="P16" svg:width="6.691cm" svg:height="2.7cm" svg:x="1.921cm" svg:y="7.089cm"><text:p/></draw:rect><draw:frame text:anchor-type="paragraph" draw:z-index="5" draw:style-name="gr25" draw:text-style-name="P17" svg:width="6.218cm" svg:height="2.454cm" svg:x="2.129cm" svg:y="7.579cm"><draw:text-box><text:p><text:span text:style-name="T9">Puissance Totale :</text:span></text:p><text:p><text:span text:style-name="T9">Puissance Onduleur :</text:span></text:p><text:p><text:span text:style-name="T9">P Voiture + Plaque + LaveLinge + Cumulus :</text:span></text:p><text:p><text:span text:style-name="T9">P1 :</text:span></text:p><text:p><text:span text:style-name="T9">P2 :</text:span></text:p><text:p><text:span text:style-name="T9">P3 :</text:span></text:p></draw:text-box></draw:frame><draw:rect text:anchor-type="paragraph" draw:z-index="8" draw:style-name="gr24" draw:text-style-name="P16" svg:width="2.454cm" svg:height="0.477cm" draw:transform="rotate (3.1415926535892) translate (5.64268055555556cm 4.30565277777778cm)"><text:p/></draw:rect><draw:frame text:anchor-type="paragraph" draw:z-index="9" draw:style-name="gr27" draw:text-style-name="P17" svg:width="6.218cm" svg:height="0.477cm" svg:x="3.321cm" svg:y="3.925cm"><draw:text-box><text:p><text:span text:style-name="T9">Mode : </text:span></text:p></draw:text-box></draw:frame><draw:rect text:anchor-type="paragraph" draw:z-index="10" draw:style-name="gr28" draw:text-style-name="P16" svg:width="-1.133cm" svg:height="-0.703cm" svg:x="2.487cm" svg:y="2.93cm"><text:p/></draw:rect><draw:frame text:anchor-type="paragraph" draw:z-index="11" draw:style-name="gr27" draw:text-style-name="P17" svg:width="0.72cm" svg:height="0.477cm" svg:x="1.6cm" svg:y="2.337cm"><draw:text-box><text:p><text:span text:style-name="T9">Run</text:span></text:p></draw:text-box></draw:frame><draw:rect text:anchor-type="paragraph" draw:z-index="12" draw:style-name="gr29" draw:text-style-name="P16" svg:width="-1.133cm" svg:height="-0.703cm" svg:x="3.62cm" svg:y="2.93cm"><text:p/></draw:rect><draw:rect text:anchor-type="paragraph" draw:z-index="13" draw:style-name="gr29" draw:text-style-name="P16" svg:width="-1.553cm" svg:height="-0.703cm" svg:x="5.172cm" svg:y="2.93cm"><text:p/></draw:rect><draw:frame text:anchor-type="paragraph" draw:z-index="14" draw:style-name="gr30" draw:text-style-name="P17" svg:width="1.022cm" svg:height="0.433cm" svg:x="2.678cm" svg:y="2.318cm"><draw:text-box><text:p><text:span text:style-name="T9">Param</text:span></text:p></draw:text-box></draw:frame><draw:frame text:anchor-type="paragraph" draw:z-index="15" draw:style-name="gr31" draw:text-style-name="P17" svg:width="1.361cm" svg:height="0.548cm" svg:x="3.812cm" svg:y="2.335cm"><draw:text-box><text:p><text:span text:style-name="T9">Diagnostic</text:span></text:p></draw:text-box></draw:frame><draw:rect text:anchor-type="paragraph" draw:z-index="16" draw:style-name="gr24" draw:text-style-name="P16" svg:width="3.555cm" svg:height="2.793cm" svg:x="11.012cm" svg:y="4.985cm"><text:p/></draw:rect><draw:frame text:anchor-type="paragraph" draw:z-index="17" draw:style-name="gr32" draw:text-style-name="P17" svg:width="3.024cm" svg:height="2.133cm" svg:x="11.277cm" svg:y="5.23cm"><draw:text-box><text:p><text:span text:style-name="T9">Date :</text:span></text:p><text:p><text:span text:style-name="T9">Heure :</text:span></text:p><text:p><text:span text:style-name="T9">Couleur Tempo EDF :</text:span></text:p><text:p><text:span text:style-name="T9">Température extérieur :</text:span></text:p><text:p><text:span text:style-name="T9">Prévision météo du jour :</text:span></text:p></draw:text-box></draw:frame><draw:rect text:anchor-type="paragraph" draw:z-index="18" draw:style-name="gr33" draw:text-style-name="P16" svg:width="-1.133cm" svg:height="-0.703cm" svg:x="10.576cm" svg:y="2.93cm"><text:p/></draw:rect><draw:frame text:anchor-type="paragraph" draw:z-index="19" draw:style-name="gr34" draw:text-style-name="P17" svg:width="0.72cm" svg:height="0.477cm" svg:x="9.689cm" svg:y="2.337cm"><draw:text-box><text:p><text:span text:style-name="T9">Off</text:span></text:p></draw:text-box></draw:frame><draw:rect text:anchor-type="paragraph" draw:z-index="20" draw:style-name="gr33" draw:text-style-name="P16" svg:width="-1.133cm" svg:height="-0.703cm" svg:x="11.709cm" svg:y="2.93cm"><text:p/></draw:rect><draw:rect text:anchor-type="paragraph" draw:z-index="21" draw:style-name="gr33" draw:text-style-name="P16" svg:width="-1.364cm" svg:height="-0.703cm" svg:x="13.072cm" svg:y="2.93cm"><text:p/></draw:rect><draw:frame text:anchor-type="paragraph" draw:z-index="22" draw:style-name="gr35" draw:text-style-name="P17" svg:width="0.833cm" svg:height="0.329cm" svg:x="10.767cm" svg:y="2.318cm"><draw:text-box><text:p><text:span text:style-name="T9">Auto</text:span></text:p></draw:text-box></draw:frame><draw:frame text:anchor-type="paragraph" draw:z-index="23" draw:style-name="gr36" draw:text-style-name="P21" svg:width="1.172cm" svg:height="0.655cm" svg:x="11.901cm" svg:y="2.275cm"><draw:text-box><text:p text:style-name="P20"><text:span text:style-name="T11">Eco Jour rouge</text:span></text:p></draw:text-box></draw:frame><draw:ellipse text:anchor-type="paragraph" draw:z-index="24" draw:style-name="gr37" draw:text-style-name="P16" svg:width="4.403cm" svg:height="1.512cm" svg:x="0.938cm" svg:y="1.773cm"><text:p/></draw:ellipse><draw:frame text:anchor-type="paragraph" draw:z-index="25" draw:style-name="gr38" draw:text-style-name="P17" svg:width="3.1cm" svg:height="0.549cm" svg:x="2.999cm" svg:y="1.374cm"><draw:text-box><text:p><text:span text:style-name="T9">exclusif</text:span></text:p></draw:text-box></draw:frame><draw:frame text:anchor-type="paragraph" draw:z-index="26" draw:style-name="gr38" draw:text-style-name="P17" svg:width="3.1cm" svg:height="0.655cm" svg:x="12.391cm" svg:y="1.131cm"><draw:text-box><text:p><text:span text:style-name="T9">Bouton qui fait changer de mode</text:span></text:p></draw:text-box></draw:frame><draw:rect text:anchor-type="paragraph" draw:z-index="27" draw:style-name="gr24" draw:text-style-name="P16" svg:width="5.143cm" svg:height="1.684cm" svg:x="2.032cm" svg:y="4.734cm"><text:p/></draw:rect><draw:frame text:anchor-type="paragraph" draw:z-index="28" draw:style-name="gr39" draw:text-style-name="P17" svg:width="4.592cm" svg:height="1.634cm" svg:x="2.263cm" svg:y="4.868cm"><draw:text-box><text:p><text:span text:style-name="T9">Option Mode : </text:span></text:p><text:p><text:span text:style-name="T9">Coupure Nuit : <text:s/></text:span></text:p><text:p><text:span text:style-name="T12">Priorité Voiture <text:s/>: <text:s/></text:span></text:p><text:p><text:span text:style-name="T9">Répéter même consigne : </text:span></text:p><text:p><text:span text:style-name="T9"/></text:p></draw:text-box></draw:frame><draw:rect text:anchor-type="paragraph" draw:z-index="29" draw:style-name="gr33" draw:text-style-name="P16" svg:width="-1.493cm" svg:height="-0.703cm" svg:x="14.564cm" svg:y="2.93cm"><text:p/></draw:rect><draw:frame text:anchor-type="paragraph" draw:z-index="30" draw:style-name="gr40" draw:text-style-name="P19" svg:width="1.154cm" svg:height="0.447cm" svg:x="13.317cm" svg:y="2.36cm"><draw:text-box><text:p text:style-name="P18"><text:span text:style-name="T10">Vacances</text:span></text:p></draw:text-box></draw:frame><draw:ellipse text:anchor-type="paragraph" draw:z-index="31" draw:style-name="gr37" draw:text-style-name="P16" svg:width="6.635cm" svg:height="1.557cm" svg:x="8.498cm" svg:y="1.635cm"><text:p/></draw:ellipse><draw:rect text:anchor-type="paragraph" draw:z-index="32" draw:style-name="gr24" draw:text-style-name="P16" svg:width="2.664cm" svg:height="1.133cm" draw:transform="rotate (3.1415926535892) translate (13.4126111111111cm 11.1230833333333cm)"><text:p/></draw:rect><draw:frame text:anchor-type="paragraph" draw:z-index="33" draw:style-name="gr41" draw:text-style-name="P17" svg:width="1.624cm" svg:height="0.329cm" svg:x="10.92cm" svg:y="10.199cm"><draw:text-box><text:p><text:span text:style-name="T9">Warning : </text:span></text:p></draw:text-box></draw:frame><draw:rect text:anchor-type="paragraph" draw:z-index="34" draw:style-name="gr33" draw:text-style-name="P16" svg:width="2.193cm" svg:height="0.488cm" draw:transform="rotate (3.1415926535892) translate (6.70277777777778cm 4.31623611111111cm)"><text:p/></draw:rect><draw:frame text:anchor-type="paragraph" draw:z-index="35" draw:style-name="gr42" draw:text-style-name="P19" svg:width="1.989cm" svg:height="0.329cm" svg:x="4.621cm" svg:y="3.925cm"><draw:text-box><text:p text:style-name="P18"><text:span text:style-name="T10">Vacances</text:span></text:p></draw:text-box></draw:frame><text:span text:style-name="T3">Nom de l'écran :</text:span><text:span text:style-name="T8"> ScrRunHolliday</text:span></text:p>
      <text:p text:style-name="P14"><draw:frame text:anchor-type="paragraph" draw:z-index="7" draw:style-name="gr26" draw:text-style-name="P17" svg:width="4.067cm" svg:height="1.96cm" svg:x="2.487cm" svg:y="9.544cm"><draw:text-box><text:p><text:span text:style-name="T10">Période vacances</text:span></text:p><text:p><text:span text:style-name="T9">Départ Jour, heure : </text:span></text:p><text:p><text:span text:style-name="T9">Retour Jour, heure :</text:span></text:p><text:p><text:span text:style-name="T9">Consigne Température: min :</text:span></text:p><text:p><text:span text:style-name="T9">Consigne Température retour :</text:span></text:p><text:p><text:span text:style-name="T9"/></text:p></draw:text-box></draw:frame><draw:rect text:anchor-type="paragraph" draw:z-index="6" draw:style-name="gr24" draw:text-style-name="P16" svg:width="5.312cm" svg:height="1.96cm" svg:x="1.921cm" svg:y="9.375cm"><text:p/></draw:rect><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3"><text:span text:style-name="T5">Description :</text:span></text:p>
      <text:p text:style-name="P14"><text:span text:style-name="T3">L'écran a changé. On n'a plus les informations des climatisations (sert à rien), par contre on a un affichage des la période des vacances.</text:span></text:p>
      <text:p text:style-name="P14"><text:span text:style-name="T3">La logique ici est de :</text:span></text:p>
      <text:list xml:id="list4509564003457416032" text:style-name="L9">
        <text:list-item>
          <text:p text:style-name="P15"><text:span text:style-name="T3">reprendre la stratégie jour rouge lorsqu'il y en a. Cela prime sur la température de retour,</text:span></text:p>
        </text:list-item>
        <text:list-item>
          <text:p text:style-name="P15"><text:span text:style-name="T3">Lors de journée bleues ou blanches, un algo spécial est appliqué pour éviter de trop consommer (privilégier la revente), tout en restant au min de température annoncé. On essaie d'apprendre aussi comment se comporte la maison en chauffant que la nuit. Quelle température en fin d'heure pleine ? </text:span></text:p>
        </text:list-item>
        <text:list-item>
          <text:p text:style-name="P15"><text:span text:style-name="T3">24h avant le retour, chauffe à la température de retour.</text:span></text:p>
        </text:list-item>
      </text:list>
      <text:p text:style-name="P14"><text:span text:style-name="T3"/></text:p>
      <text:p text:style-name="P14"><text:span text:style-name="T3"/></text:p>
      <text:p text:style-name="P14"><text:span text:style-name="T3"/></text:p>
      <text:p text:style-name="P14"><text:span text:style-name="T3"/></text:p>
      <text:p text:style-name="P14"><text:soft-page-break/><text:span text:style-name="T3"/></text:p>
      <text:p text:style-name="P14"><text:span text:style-name="T3"/></text:p>
      <text:p text:style-name="P14"><text:span text:style-name="T3"/></text:p>
      <text:p text:style-name="P1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Normal"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1-12T18:44:26.06</dc:date>
    <meta:editing-duration>P4DT18H29M39S</meta:editing-duration>
    <meta:editing-cycles>118</meta:editing-cycles>
    <meta:generator>OpenOffice/4.1.13$Win32 OpenOffice.org_project/4113m1$Build-9810</meta:generator>
    <meta:print-date>2011-11-29T11:08:14.52</meta:print-date>
    <dc:creator>Thierry ROCACHER</dc:creator>
    <meta:document-statistic meta:table-count="0" meta:image-count="1" meta:object-count="0" meta:page-count="7" meta:paragraph-count="46" meta:word-count="563" meta:character-count="3277"/>
    <meta:user-defined meta:name="Info 1"/>
    <meta:user-defined meta:name="Info 2"/>
    <meta:user-defined meta:name="Info 3"/>
    <meta:user-defined meta:name="Info 4"/>
  </office:meta>
</office:document-meta>
</file>